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">
      <style:paragraph-properties style:text-autospace="none"/>
      <style:text-properties fo:font-size="12pt" style:font-size-asian="12pt" style:font-size-complex="12pt"/>
    </style:style>
    <style:style style:name="T1" style:family="text">
      <style:text-properties fo:color="#0000ff" style:text-position="35% 58%" style:font-name="Times New Roman1" fo:font-size="8.5pt" fo:language="en" fo:country="US" fo:font-style="normal" style:font-name-asian="Times New Roman1" style:font-size-asian="8.5pt" style:font-style-asian="normal" style:font-name-complex="Times New Roman1" style:font-size-complex="8.5pt" style:font-style-complex="normal"/>
    </style:style>
    <style:style style:name="T2" style:family="text">
      <style:text-properties fo:color="#0000ff" style:text-position="35% 58%" style:font-name="Times New Roman1" fo:language="en" fo:country="US" style:font-name-asian="Times New Roman1" style:font-name-complex="Times New Roman1"/>
    </style:style>
    <style:style style:name="T3" style:family="text">
      <style:text-properties fo:color="#0000ff" style:text-position="35% 58%" style:font-name="Times New Roman1" fo:language="en" fo:country="US" fo:font-style="normal" style:font-name-asian="Times New Roman1" style:font-style-asian="normal" style:font-name-complex="Times New Roman1" style:font-style-complex="normal"/>
    </style:style>
    <style:style style:name="T4" style:family="text">
      <style:text-properties fo:color="#000000" style:text-position="0% 100%" style:font-name="Times New Roman1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5" style:family="text">
      <style:text-properties fo:color="#000000" style:text-position="0% 100%" style:font-name="Times New Roman1" fo:font-size="10pt" fo:language="en" fo:country="US" fo:font-style="normal" style:font-name-asian="Times New Roman1" style:font-size-asian="10pt" style:font-style-asian="normal" style:font-name-complex="Times New Roman1" style:font-size-complex="10pt" style:font-style-complex="normal"/>
    </style:style>
    <style:style style:name="T6" style:family="text">
      <style:text-properties fo:color="#000000" style:text-position="0% 100%" style:font-name="Times New Roman1" fo:language="en" fo:country="US" style:font-name-asian="Times New Roman1" style:font-name-complex="Times New Roman1"/>
    </style:style>
    <style:style style:name="T7" style:family="text">
      <style:text-properties fo:color="#000000" style:text-position="0% 100%" style:font-name="Times New Roman1" fo:language="en" fo:country="US" fo:font-style="italic" style:font-name-asian="Times New Roman1" style:font-style-asian="italic" style:font-name-complex="Times New Roman1" style:font-style-complex="italic"/>
    </style:style>
    <style:style style:name="T8" style:family="text">
      <style:text-properties fo:color="#000000" style:text-position="0% 100%" style:font-name="Times New Roman1" fo:language="en" fo:country="US" fo:font-style="normal" style:font-name-asian="Times New Roman1" style:font-style-asian="normal" style:font-name-complex="Times New Roman1" style:font-style-complex="normal"/>
    </style:style>
    <style:style style:name="T9" style:family="text">
      <style:text-properties fo:color="#000000" style:text-position="0% 100%" style:font-name="Times New Roman1" fo:font-size="9.5pt" fo:language="en" fo:country="US" fo:font-style="normal" style:font-name-asian="Times New Roman1" style:font-size-asian="9.5pt" style:font-style-asian="normal" style:font-name-complex="Times New Roman1" style:font-size-complex="9.5pt" style:font-style-complex="normal"/>
    </style:style>
    <style:style style:name="T10" style:family="text">
      <style:text-properties fo:color="#000000" style:text-position="0% 100%" style:font-name="Times New Roman1" fo:font-size="8pt" fo:language="en" fo:country="US" fo:font-style="normal" style:font-name-asian="Times New Roman1" style:font-size-asian="8pt" style:font-style-asian="normal" style:font-name-complex="Times New Roman1" style:font-size-complex="8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n Killed in Battle</text:p>
      <text:p text:style-name="Standard">Judges 5:27-28 <text:s/>Sisera</text:p>
      <text:p text:style-name="P2"><text:span text:style-name="T2">27 </text:span><text:span text:style-name="T6">At her feet he bowed, he fell, he lay down: at her feet he bowed, he fell: where he bowed, there he fell down dead. </text:span><text:span text:style-name="T2">28 </text:span><text:span text:style-name="T6">The mother of Sisera looked out at a window, and cried through the lattice, Why is his chariot </text:span><text:span text:style-name="T7">so</text:span><text:span text:style-name="T8"> long in coming? why tarry the wheels of his chariots? </text:span></text:p>
      <text:p text:style-name="P2"><text:span text:style-name="T8"/></text:p>
      <text:p text:style-name="P2"><text:span text:style-name="T8">I Samuel 4:19-20 <text:s/>Hopni &amp; Phineas</text:span></text:p>
      <text:p text:style-name="P2"><text:span text:style-name="T8">And his daughter in law, Phinehas' wife, was with child, </text:span><text:span text:style-name="T7">near</text:span><text:span text:style-name="T8"> to be delivered: and when she heard the tidings that the ark of God was taken, and that her father in law and her husband were dead, she bowed herself and travailed; for her pains came upon her. </text:span><text:span text:style-name="T3">20 </text:span><text:span text:style-name="T8">And about the time of her death the women that stood by her said unto her, Fear not; for thou hast born a son. But she answered not, neither did she regard </text:span><text:span text:style-name="T7">it</text:span><text:span text:style-name="T8">. </text:span></text:p>
      <text:p text:style-name="P2"><text:span text:style-name="T8"/></text:p>
      <text:p text:style-name="P2"><text:span text:style-name="T8">II Samuel 4:4 Jonathan &amp; Saul</text:span></text:p>
      <text:p text:style-name="P2"><text:span text:style-name="T3"><text:s/></text:span><text:span text:style-name="T8">And Jonathan, Saul's son, had a son </text:span><text:span text:style-name="T7">that was</text:span><text:span text:style-name="T8"> lame of </text:span><text:span text:style-name="T7">his</text:span><text:span text:style-name="T8"> feet. He was five years old when the tidings came of Saul and Jonathan out of Jezreel, and his nurse took him up, and fled: and it came to pass, as she made haste to flee, that he fell, and became lame. And his name </text:span><text:span text:style-name="T7">was</text:span><text:span text:style-name="T8"> Mephibosheth. </text:span></text:p>
      <text:p text:style-name="P2"><text:span text:style-name="T8"/></text:p>
      <text:p text:style-name="P2"><text:span text:style-name="T8">II Samuel 12:19-23 <text:s/>Davids son - disease</text:span></text:p>
      <text:p text:style-name="P2"><text:span text:style-name="T1"><text:s/></text:span><text:span text:style-name="T8">But when David saw that his servants whispered, David perceived that the child was dead: therefore David said unto his servants, Is the child dead? And they said, He is dead. </text:span><text:span text:style-name="T3">20 </text:span><text:span text:style-name="T8">Then David arose from the earth, and washed, and anointed </text:span><text:span text:style-name="T7">himself</text:span><text:span text:style-name="T8">, and changed his apparel, and came into the house of the LORD, and worshipped: then he came to his own house; and when he required, they set bread before him, and he did eat. </text:span><text:span text:style-name="T3">21 </text:span><text:span text:style-name="T8">Then said his servants unto him, What thing </text:span><text:span text:style-name="T7">is</text:span><text:span text:style-name="T8"> this that thou hast done? thou didst fast and weep for the child, </text:span><text:span text:style-name="T7">while it was</text:span><text:span text:style-name="T8"> alive; but when the child was dead, thou didst rise and eat bread. </text:span><text:span text:style-name="T3">22 </text:span><text:span text:style-name="T8">And he said, While the child was yet alive, I fasted and wept: for I said, Who can tell </text:span><text:span text:style-name="T7">whether</text:span><text:span text:style-name="T8"> GOD will be gracious to me, that the child may live? </text:span><text:span text:style-name="T3">23 </text:span><text:span text:style-name="T8">But now he is dead, wherefore should I fast? can I bring him back again? I shall go to him, but he shall not return to me. </text:span></text:p>
      <text:p text:style-name="P2"><text:span text:style-name="T8"/></text:p>
      <text:p text:style-name="P2"><text:span text:style-name="T8">II Samuel 18:31-33 Absolom</text:span></text:p>
      <text:p text:style-name="P2"><text:span text:style-name="T3"><text:s/></text:span><text:span text:style-name="T8">And, behold, Cushi came; and Cushi said, Tidings, my lord the king: for the LORD hath avenged thee this day of all them that rose up against thee. </text:span><text:span text:style-name="T3">32 </text:span><text:span text:style-name="T8">And the king said unto Cushi, Is the young man Absalom safe? And Cushi answered, The enemies of my lord the king, and all that rise against thee to do </text:span><text:span text:style-name="T7">thee</text:span><text:span text:style-name="T8"> hurt, be as </text:span><text:span text:style-name="T7">that</text:span><text:span text:style-name="T8"> young man </text:span><text:span text:style-name="T7">is</text:span><text:span text:style-name="T8">. </text:span><text:span text:style-name="T3">33 </text:span><text:span text:style-name="T8">And the king was much moved, and went up to the chamber over the gate, and wept: and as he went, thus he said, O my son Absalom, my son, my son Absalom! would God I had died for thee, O Absalom, my son, my son! </text:span></text:p>
      <text:p text:style-name="P2"><text:span text:style-name="T8"/></text:p>
      <text:p text:style-name="P2"><text:span text:style-name="T8">Genesis 50:8-11 <text:s/>Jacob -old age</text:span></text:p>
      <text:p text:style-name="P2"><text:span text:style-name="T8">And all the house of Joseph, and his brethren, and his father's house: only their little ones, and their flocks, and their herds, they left in the land of Goshen. </text:span><text:span text:style-name="T3">9 </text:span><text:span text:style-name="T8">And there went up with him both chariots and horsemen: and it was a very great company. </text:span><text:span text:style-name="T3">10 </text:span><text:span text:style-name="T8">And they came to the threshingfloor of Atad, which </text:span><text:span text:style-name="T7">is</text:span><text:span text:style-name="T8"> beyond Jordan, and there they mourned with a great and very sore lamentation: and he made a mourning for his father seven days. </text:span><text:span text:style-name="T3">11 </text:span><text:span text:style-name="T8">And when the inhabitants of the land, the Canaanites, saw the mourning in the floor of Atad, they said, This </text:span><text:span text:style-name="T7">is</text:span><text:span text:style-name="T8"> a grievous mourning to the Egyptians: wherefore the name of it was called Abel–mizraim, which </text:span><text:span text:style-name="T7">is</text:span><text:span text:style-name="T8"> beyond Jordan. </text:span></text:p>
      <text:p text:style-name="P2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decorativ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el Tice</meta:initial-creator>
    <meta:creation-date>2014-05-24T08:56:43.45</meta:creation-date>
    <dc:date>2014-05-24T09:37:12.81</dc:date>
    <dc:creator>Joel Tice</dc:creator>
    <meta:editing-duration>PT00H40M29S</meta:editing-duration>
    <meta:editing-cycles>3</meta:editing-cycles>
    <meta:generator>OpenOffice.org/3.2$Win32 OpenOffice.org_project/320m12$Build-9483</meta:generator>
    <meta:document-statistic meta:table-count="0" meta:image-count="0" meta:object-count="0" meta:page-count="1" meta:paragraph-count="13" meta:word-count="645" meta:character-count="3298"/>
  </office:meta>
</office:document-meta>
</file>